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583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Offense</text:p>
          </table:table-cell>
          <table:table-cell table:style-name="ce21" office:value-type="string">
            <text:p>Street</text:p>
          </table:table-cell>
          <table:table-cell table:style-name="ce21" office:value-type="string">
            <text:p>Subdivison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E.D.</text:p>
          </table:table-cell>
          <table:table-cell table:style-name="ce21" office:value-type="string">
            <text:p>City</text:p>
          </table:table-cell>
          <table:table-cell table:style-name="ce21" office:value-type="string">
            <text:p>Area</text:p>
          </table:table-cell>
        </table:table-row>
        <table:table-row table:style-name="ro2">
          <table:table-cell table:style-name="ce22" office:value-type="date" office:date-value="2002-01-06T00:00:00">
            <text:p>1/6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AIRPORT RD &amp; MOORETOW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0T00:00:00">
            <text:p>3/10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AIRPOR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0T00:00:00">
            <text:p>2/20/2002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ALABAMA LANE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1T00:00:00">
            <text:p>2/21/2002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ALABAMA LANE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ALABAMA LANE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BULIFANTS ROAD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ARTER NECK ROA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5T00:00:00">
            <text:p>7/15/2002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CHAPEL HILL LANE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7T00:00:00">
            <text:p>4/1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ERWELL COUR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6T00:00:00">
            <text:p>7/2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HERWELL COUR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CHERWELL COUR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0T00:00:00">
            <text:p>11/1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CREEK POINT CIRCLE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E ROCHAMBEAU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E ROCHAMBEAU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9T00:00:00">
            <text:p>3/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E ROCHAMBEAU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E ROCHAMBEAU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1T00:00:00">
            <text:p>6/2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E ROCHAMBEAU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E ROCHAMBEAU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3T00:00:00">
            <text:p>11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E ROCHAMBEAU &amp; AIRPORT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0T00:00:00">
            <text:p>10/20/2002</text:p>
          </table:table-cell>
          <table:table-cell table:style-name="ce21" office:value-type="string">
            <text:p>DRIVING W/SUSPENDED OR REVOKED</text:p>
          </table:table-cell>
          <table:table-cell table:style-name="ce21" office:value-type="string">
            <text:p>E ROCHAMBEAU &amp; BRUTO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9T00:00:00">
            <text:p>7/19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E ROCHAMBEAU &amp; RT 14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1" office:value-type="string">
            <text:p>OPERATE MOTOR VEHICLE -HABITUA</text:p>
          </table:table-cell>
          <table:table-cell table:style-name="ce21" office:value-type="string">
            <text:p>E ROCHAMBEAU &amp; RT 14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0T00:00:00">
            <text:p>1/10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6T00:00:00">
            <text:p>1/26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8T00:00:00">
            <text:p>1/28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6T00:00:00">
            <text:p>2/6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0T00:00:00">
            <text:p>2/1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office:value-type="string">
            <text:p>FRAUD-CREDIT CARD/AUTOMATIC TE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1T00:00:00">
            <text:p>3/1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8T00:00:00">
            <text:p>4/1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3T00:00:00">
            <text:p>6/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1T00:00:00">
            <text:p>7/1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4T00:00:00">
            <text:p>8/4/2002</text:p>
          </table:table-cell>
          <table:table-cell table:style-name="ce21" office:value-type="string">
            <text:p>SHOOT OR THROW MISSILES AT OCC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office:value-type="string">
            <text:p>POSSESS WEAPON ON SCHOOL PROPE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6T00:00:00">
            <text:p>9/2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7T00:00:00">
            <text:p>9/27/2002</text:p>
          </table:table-cell>
          <table:table-cell table:style-name="ce21" office:value-type="string">
            <text:p>CONTRIBUTING TO THE DELINQUENC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2T00:00:00">
            <text:p>10/1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1T00:00:00">
            <text:p>10/2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4T00:00:00">
            <text:p>10/24/2002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9T00:00:00">
            <text:p>11/19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E ROCHAMBEAU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9T00:00:00">
            <text:p>5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E ROCHAMBEAU ROAD &amp; SC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2T00:00:00">
            <text:p>1/12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E. QUEENS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EWELL ROA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3T00:00:00">
            <text:p>10/3/2002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EWELL ROA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RECKLESS DRIVING - EXCESSIVE S</text:p>
          </table:table-cell>
          <table:table-cell table:style-name="ce21" office:value-type="string">
            <text:p>FENTON MILL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FENTON MILL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7T00:00:00">
            <text:p>11/17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FENTON MILL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1T00:00:00">
            <text:p>11/2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FENTON MILL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2T00:00:00">
            <text:p>10/1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OREST LANE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31T00:00:00">
            <text:p>1/31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GOERING DRIVE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2T00:00:00">
            <text:p>5/22/2002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HUDSON DRIVE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INDIANA LANE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KINGSGATE ROA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5T00:00:00">
            <text:p>10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IGHTFOOT PLANTATIO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7T00:00:00">
            <text:p>1/27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8T00:00:00">
            <text:p>1/28/2002</text:p>
          </table:table-cell>
          <table:table-cell table:style-name="ce21" office:value-type="string">
            <text:p>VIOLATE PROTECTIVE ORDERS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5T00:00:00">
            <text:p>2/15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7T00:00:00">
            <text:p>3/27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6T00:00:00">
            <text:p>5/1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0T00:00:00">
            <text:p>5/20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9T00:00:00">
            <text:p>5/2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5T00:00:00">
            <text:p>8/25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5T00:00:00">
            <text:p>9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5T00:00:00">
            <text:p>9/15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5T00:00:00">
            <text:p>10/1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1T00:00:00">
            <text:p>10/2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7T00:00:00">
            <text:p>11/2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7T00:00:00">
            <text:p>11/2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GHTFOOT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1T00:00:00">
            <text:p>6/11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LIGHTFOOT ROAD &amp; DAYS I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0T00:00:00">
            <text:p>8/10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LIGHTFOOT ROAD &amp; RICHMO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7T00:00:00">
            <text:p>4/1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ONDONDERRY DRIV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7T00:00:00">
            <text:p>4/1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ONDONDERRY DRIV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6T00:00:00">
            <text:p>2/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ONDONDERRY LA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LONDONDERRY LA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1T00:00:00">
            <text:p>3/2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0T00:00:00">
            <text:p>7/10/2002</text:p>
          </table:table-cell>
          <table:table-cell table:style-name="ce21" office:value-type="string">
            <text:p>INDECENT EXPOSURE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1T00:00:00">
            <text:p>7/1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7T00:00:00">
            <text:p>8/27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1" office:value-type="string">
            <text:p>BRANDISHING FIREARM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9T00:00:00">
            <text:p>9/2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9T00:00:00">
            <text:p>10/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MOORETOW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MOORETOWN ROAD AND FA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5T00:00:00">
            <text:p>11/2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NEVADA CIRCLE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NEWMA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NEWMA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NEWMAN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NEWMAN ROAD, KOA CAMP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RECOVERED VEHICLE-STOLEN OTHER</text:p>
          </table:table-cell>
          <table:table-cell table:style-name="ce21" office:value-type="string">
            <text:p>NEWMAN ROAD, MORMAN C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9T00:00:00">
            <text:p>2/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AKTREE ROAD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OAKTREE ROAD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AKTREE ROAD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1" office:value-type="string">
            <text:p>SHOOT OR THROW MISSILES AT OCC</text:p>
          </table:table-cell>
          <table:table-cell table:style-name="ce21" office:value-type="string">
            <text:p>OLD TAYLOR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TAYLOR ROA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9T00:00:00">
            <text:p>3/29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QUAKER MEETING HOUSE R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office:value-type="string">
            <text:p>RECOVERED VEHICLE-STOLEN OTHER</text:p>
          </table:table-cell>
          <table:table-cell table:style-name="ce21" office:value-type="string">
            <text:p>QUAKER MEETING HOUSE R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office:value-type="string">
            <text:p>LARCENY, ALL OTHERS</text:p>
          </table:table-cell>
          <table:table-cell table:style-name="ce21" office:value-type="string">
            <text:p>ROCHAMBEAU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0T00:00:00">
            <text:p>11/10/2002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ROCHAMBEAU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CHNECK DRIVE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CHNECK DRIVE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1T00:00:00">
            <text:p>11/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CHNECK DRIVE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3T00:00:00">
            <text:p>1/23/2002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SKIMINO ROA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KIMINO ROA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SKIMINO ROA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KIMINO ROA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9T00:00:00">
            <text:p>5/9/2002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SKIMINO ROA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9T00:00:00">
            <text:p>7/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KIMINO ROA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SKIMINO ROA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3T00:00:00">
            <text:p>10/13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KIMINO ROA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KIMINO ROA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KIMINO ROAD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HOMAS DRIV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1" office:value-type="string">
            <text:p>EXCESSIVE NOISE</text:p>
          </table:table-cell>
          <table:table-cell table:style-name="ce21" office:value-type="string">
            <text:p>WESTMINSTE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LLIAMSBURG</text:p>
          </table:table-cell>
          <table:table-cell table:style-name="ce21" office:value-type="float" office:value="300">
            <text:p>3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